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8" style:family="paragraph" style:parent-style-name="Footnote">
      <style:text-properties style:font-name="Liberation Sans" officeooo:paragraph-rsid="0f99f89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text-properties officeooo:paragraph-rsid="0c8b5238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d09f881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5d07c4"/>
    </style:style>
    <style:style style:name="P65" style:family="paragraph" style:parent-style-name="Standard">
      <style:text-properties officeooo:paragraph-rsid="0d8c21b9"/>
    </style:style>
    <style:style style:name="P66" style:family="paragraph" style:parent-style-name="Standard">
      <style:text-properties officeooo:paragraph-rsid="0d72706e"/>
    </style:style>
    <style:style style:name="P67" style:family="paragraph" style:parent-style-name="Standard">
      <style:text-properties officeooo:paragraph-rsid="0dbec325"/>
    </style:style>
    <style:style style:name="P68" style:family="paragraph" style:parent-style-name="Standard">
      <style:text-properties officeooo:paragraph-rsid="0e03342d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rsid="0e8aa5aa" officeooo:paragraph-rsid="0fb98046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1" style:family="paragraph" style:parent-style-name="Standard">
      <style:text-properties officeooo:paragraph-rsid="0ecd4bf5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text-properties officeooo:paragraph-rsid="0f466349"/>
    </style:style>
    <style:style style:name="P87" style:family="paragraph" style:parent-style-name="Footnote">
      <style:text-properties officeooo:paragraph-rsid="0f12f362"/>
    </style:style>
    <style:style style:name="P88" style:family="paragraph" style:parent-style-name="Standard">
      <style:text-properties officeooo:paragraph-rsid="0f66ac77"/>
    </style:style>
    <style:style style:name="P89" style:family="paragraph" style:parent-style-name="Footnote">
      <style:text-properties officeooo:paragraph-rsid="0f051f9f"/>
    </style:style>
    <style:style style:name="P90" style:family="paragraph" style:parent-style-name="Footnote">
      <style:text-properties officeooo:paragraph-rsid="0f8706e5"/>
    </style:style>
    <style:style style:name="P91" style:family="paragraph" style:parent-style-name="Standard">
      <style:text-properties officeooo:paragraph-rsid="0f99f892"/>
    </style:style>
    <style:style style:name="P92" style:family="paragraph" style:parent-style-name="Standard">
      <style:text-properties officeooo:paragraph-rsid="0fad1a3f"/>
    </style:style>
    <style:style style:name="P93" style:family="paragraph" style:parent-style-name="Standard">
      <style:text-properties officeooo:paragraph-rsid="0fb98046"/>
    </style:style>
    <style:style style:name="P94" style:family="paragraph" style:parent-style-name="Standard">
      <style:text-properties officeooo:paragraph-rsid="0f35fc9a"/>
    </style:style>
    <style:style style:name="P95" style:family="paragraph" style:parent-style-name="Standard">
      <style:text-properties officeooo:rsid="0f35fc9a" officeooo:paragraph-rsid="0fc0a9aa"/>
    </style:style>
    <style:style style:name="P96" style:family="paragraph" style:parent-style-name="Standard">
      <style:text-properties officeooo:paragraph-rsid="0fc1c7c5"/>
    </style:style>
    <style:style style:name="P97" style:family="paragraph" style:parent-style-name="Standard">
      <style:text-properties officeooo:paragraph-rsid="0fc3b2a9"/>
    </style:style>
    <style:style style:name="P98" style:family="paragraph" style:parent-style-name="Standard">
      <style:text-properties officeooo:paragraph-rsid="0fc57c5b"/>
    </style:style>
    <style:style style:name="P99" style:family="paragraph" style:parent-style-name="Standard">
      <style:text-properties officeooo:paragraph-rsid="0fc5f76b"/>
    </style:style>
    <style:style style:name="P100" style:family="paragraph" style:parent-style-name="Standard">
      <style:text-properties officeooo:paragraph-rsid="0fc66b9a"/>
    </style:style>
    <style:style style:name="P101" style:family="paragraph" style:parent-style-name="Standard">
      <style:text-properties officeooo:paragraph-rsid="0fc931f5"/>
    </style:style>
    <style:style style:name="P102" style:family="paragraph" style:parent-style-name="Standard">
      <style:text-properties officeooo:paragraph-rsid="0fcd2b2a"/>
    </style:style>
    <style:style style:name="P103" style:family="paragraph" style:parent-style-name="Standard">
      <style:text-properties officeooo:paragraph-rsid="0fcf3288"/>
    </style:style>
    <style:style style:name="P104" style:family="paragraph" style:parent-style-name="Standard">
      <style:text-properties officeooo:paragraph-rsid="0fcf8698"/>
    </style:style>
    <style:style style:name="P105" style:family="paragraph" style:parent-style-name="Standard">
      <style:text-properties officeooo:paragraph-rsid="0fd58c4e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fcf3288" style:font-size-asian="12pt" style:font-size-complex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style:font-name="Liberation Sans" officeooo:rsid="0f1e3d19"/>
    </style:style>
    <style:style style:name="T25" style:family="text">
      <style:text-properties style:font-name="Liberation Sans" officeooo:rsid="0f19e10f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d4d3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5" style:family="text">
      <style:text-properties fo:color="#000000" loext:opacity="100%" style:font-name="Liberation Sans" fo:font-size="12pt" style:font-size-asian="12pt" style:font-size-complex="12pt"/>
    </style:style>
    <style:style style:name="T2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8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officeooo:rsid="047da547"/>
    </style:style>
    <style:style style:name="T3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5" style:family="text">
      <style:text-properties style:use-window-font-color="true" loext:opacity="0%" style:font-name="Liberation Sans" fo:font-size="12pt" style:font-size-asian="12pt" style:font-size-complex="12pt"/>
    </style:style>
    <style:style style:name="T336" style:family="text">
      <style:text-properties style:use-window-font-color="true" loext:opacity="0%" style:font-name="Liberation Sans" officeooo:rsid="0efd8e5c"/>
    </style:style>
    <style:style style:name="T337" style:family="text">
      <style:text-properties officeooo:rsid="04473353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officeooo:rsid="0fbf22ff" style:font-weight-asian="bold" style:font-weight-complex="bold"/>
    </style:style>
    <style:style style:name="T340" style:family="text">
      <style:text-properties fo:font-weight="bold" officeooo:rsid="0fd284c1" style:font-weight-asian="bold" style:font-weight-complex="bold"/>
    </style:style>
    <style:style style:name="T341" style:family="text">
      <style:text-properties fo:font-weight="bold" officeooo:rsid="0fd392eb" style:font-weight-asian="bold" style:font-weight-complex="bold"/>
    </style:style>
    <style:style style:name="T342" style:family="text">
      <style:text-properties officeooo:rsid="0aace3cd"/>
    </style:style>
    <style:style style:name="T343" style:family="text">
      <style:text-properties fo:font-size="10pt" style:font-size-asian="10pt" style:font-size-complex="10pt"/>
    </style:style>
    <style:style style:name="T34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8" style:family="text">
      <style:text-properties officeooo:rsid="0eef9ccc"/>
    </style:style>
    <style:style style:name="T349" style:family="text">
      <style:text-properties officeooo:rsid="0e80285f"/>
    </style:style>
    <style:style style:name="T350" style:family="text">
      <style:text-properties officeooo:rsid="0e838e2a"/>
    </style:style>
    <style:style style:name="T351" style:family="text">
      <style:text-properties officeooo:rsid="0e83c34e"/>
    </style:style>
    <style:style style:name="T35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6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808080" loext:opacity="100%" style:font-name="Liberation Sans" fo:font-size="12pt" style:font-size-asian="12pt" style:font-size-complex="12pt"/>
    </style:style>
    <style:style style:name="T36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7" style:family="text">
      <style:text-properties officeooo:rsid="0f82bd44"/>
    </style:style>
    <style:style style:name="T378" style:family="text">
      <style:text-properties officeooo:rsid="0f0ca65a"/>
    </style:style>
    <style:style style:name="T379" style:family="text">
      <style:text-properties fo:font-weight="normal" officeooo:rsid="0f3d6513" style:font-weight-asian="normal" style:font-weight-complex="normal"/>
    </style:style>
    <style:style style:name="T380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6"><text:span text:style-name="T245">C</text:span><text:span text:style-name="T244">hecklist voor </text:span><text:span text:style-name="T246">de installatie</text:span><text:span text:style-name="T244"> van </text:span><text:span text:style-name="T244"><text:user-field-get text:name="Distro">Debian</text:user-field-get></text:span><text:span text:style-name="T247"><text:s/></text:span><text:span text:style-name="T247"><text:user-field-get text:name="Version">11</text:user-field-get></text:span><text:span text:style-name="Strong_20_Emphasis"><text:span text:style-name="T280"><text:s/></text:span></text:span><text:span text:style-name="Strong_20_Emphasis"><text:span text:style-name="T281">LTS</text:span></text:span><text:span text:style-name="T248"><text:note text:id="ftn1" text:note-class="footnote"><text:note-citation>1</text:note-citation><text:note-body><text:p text:style-name="P28"><text:span text:style-name="T288">LTS</text:span><text:span text:style-name="T296"> </text:span><text:span text:style-name="T297">staat voor</text:span><text:span text:style-name="T298"> </text:span><text:span text:style-name="T288">Long-Term Support, langetermijnondersteuning, </text:span><text:span text:style-name="T299">en </text:span><text:span text:style-name="T301">d</text:span><text:span text:style-name="T299">eze </text:span><text:span text:style-name="T305"><text:user-field-get text:name="Distro">Debian</text:user-field-get></text:span><text:span text:style-name="T306"><text:s/></text:span><text:span text:style-name="T306"><text:user-field-get text:name="Version">11</text:user-field-get></text:span><text:span text:style-name="Strong_20_Emphasis"><text:span text:style-name="T282"><text:s/></text:span></text:span><text:span text:style-name="T299">LTS </text:span><text:span text:style-name="T302">(codenaam </text:span><text:span text:style-name="T303">B</text:span><text:span text:style-name="T302">ullseye) </text:span><text:span text:style-name="T297">van</text:span><text:span text:style-name="T300"> </text:span><text:span text:style-name="T293">augustus </text:span><text:span text:style-name="Strong_20_Emphasis"><text:span text:style-name="T187"><text:user-field-get style:data-style-name="N0" text:name="Releaseyear">2021</text:user-field-get></text:span></text:span><text:span text:style-name="T293"><text:s/></text:span><text:span text:style-name="T288">wordt </text:span><text:span text:style-name="T294">vijf</text:span><text:span text:style-name="T288"> jaar onder</text:span><text:span text:style-name="T304">steund</text:span><text:span text:style-name="T295"> </text:span><text:span text:style-name="T288">tot </text:span><text:span text:style-name="T293">augustus</text:span><text:span text:style-name="T289"> </text:span><text:span text:style-name="T288">202</text:span><text:span text:style-name="T290">6</text:span><text:span text:style-name="T291">.</text:span></text:p></text:note-body></text:note></text:span><text:span text:style-name="T249"> </text:span><text:span text:style-name="T249"><text:user-field-get text:name="Edition">desktop</text:user-field-get></text:span><text:span text:style-name="T250">.</text:span></text:p>
      <text:p text:style-name="P2"/>
      <text:p text:style-name="P85"><text:span text:style-name="T38">Kijk op</text:span><text:span text:style-name="T273"> </text:span><text:a xlink:type="simple" xlink:href="https://karelzimmer.nl/" text:style-name="Internet_20_link" text:visited-style-name="Visited_20_Internet_20_Link"><text:span text:style-name="T9">karelzimmer.nl</text:span></text:a><text:span text:style-name="T273"> </text:span><text:span text:style-name="T309">voor</text:span><text:span text:style-name="T310"> </text:span><text:span text:style-name="T311">deze en andere </text:span><text:span text:style-name="T312">Linux documenten</text:span><text:span text:style-name="T39">, scripts, </text:span><text:span text:style-name="T40">en informatie</text:span><text:span text:style-name="T39">.</text:span></text:p>
      <text:p text:style-name="P2"/>
      <text:p text:style-name="P24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11">tekst</text:span></text:span><text:span text:style-name="T29">- en</text:span><text:span text:style-name="Strong_20_Emphasis"><text:span text:style-name="T110"> </text:span></text:span><text:span text:style-name="Strong_20_Emphasis"><text:span text:style-name="T115"><draw:control text:anchor-type="as-char" draw:z-index="19" draw:name="Vorm3_ 2" draw:style-name="gr1" draw:text-style-name="P111" svg:width="0.35cm" svg:height="0.35cm" draw:control="control20"/></text:span></text:span><text:span text:style-name="T29"><text:s/>keuzevakken; </text:span><text:span text:style-name="T32">a</text:span><text:span text:style-name="T29">fdrukken is niet noodzakelijk.</text:span></text:p>
      <text:p text:style-name="P38"/>
      <text:p text:style-name="P45"><text:span text:style-name="T24">Vul </text:span><text:span text:style-name="T25">achter</text:span><text:span text:style-name="T18"> de </text:span><text:span text:style-name="Definition"><text:span text:style-name="T378">ONDERSTREEPTE</text:span></text:span><text:span text:style-name="T1"> </text:span><text:span text:style-name="T19">woorden</text:span><text:span text:style-name="T18"> het</text:span><text:span text:style-name="Strong_20_Emphasis"><text:span text:style-name="T376"> </text:span></text:span><text:span text:style-name="Strong_20_Emphasis"><text:span text:style-name="T375">tekstvak</text:span></text:span><text:span text:style-name="T19"> </text:span><text:span text:style-name="T24">in,</text:span><text:span text:style-name="T19"> </text:span><text:span text:style-name="T313">zie </text:span><text:span text:style-name="T336">[</text:span><text:span text:style-name="T313">toelichting</text:span><text:span text:style-name="T336">]</text:span><text:span text:style-name="T19">:</text:span></text:p>
      <text:p text:style-name="P35"><text:span text:style-name="Definition"><text:span text:style-name="T315">g</text:span></text:span><text:span text:style-name="Definition"><text:span text:style-name="T314">ebruiker</text:span></text:span><text:span text:style-name="T317"><text:tab/><text:tab/></text:span><text:span text:style-name="T335"> <text:tab/><text:tab/></text:span><draw:control text:anchor-type="as-char" svg:y="-0.429cm" draw:z-index="8" draw:name="Gebruiker" draw:style-name="gr2" draw:text-style-name="P112" svg:width="6.002cm" svg:height="0.6cm" draw:control="control9"><svg:title>Gebruiker</svg:title><svg:desc>Volledige naam, bijv. Jan Stek</svg:desc></draw:control><text:span text:style-name="T318"><text:tab/></text:span><text:span text:style-name="T319">[</text:span><text:span text:style-name="T316">volledige naam, bijv. </text:span><text:span text:style-name="T332">J</text:span><text:span text:style-name="T333">a</text:span><text:span text:style-name="T332">n </text:span><text:span text:style-name="T333">Jansen</text:span><text:span text:style-name="T334">]</text:span></text:p>
      <text:p text:style-name="Standard"><text:span text:style-name="Definition"><text:span text:style-name="T315">g</text:span></text:span><text:span text:style-name="Definition">ebruikersnaam</text:span><text:span text:style-name="T314"><text:tab/></text:span><text:span text:style-name="T314"><draw:control text:anchor-type="as-char" svg:y="-0.429cm" draw:z-index="9" draw:name="Gberuikersnaam" draw:style-name="gr2" draw:text-style-name="P112" svg:width="6.002cm" svg:height="0.6cm" draw:control="control10"><svg:title>Gebruikersnaam</svg:title><svg:desc>Korte naam, bijv. jan</svg:desc></draw:control></text:span><text:span text:style-name="T314"><text:tab/></text:span><text:span text:style-name="T11">[</text:span><text:span text:style-name="T10">korte naam, bijv. </text:span><text:span text:style-name="T270">j</text:span><text:span text:style-name="T271">a</text:span><text:span text:style-name="T270">n</text:span><text:span text:style-name="T272">]</text:span></text:p>
      <text:p text:style-name="P30"><text:span text:style-name="Definition"><text:span text:style-name="T321">c</text:span></text:span><text:span text:style-name="Definition">omputernaam</text:span><text:span text:style-name="T320"><text:tab/><text:tab/></text:span><text:span text:style-name="T318"><draw:control text:anchor-type="as-char" svg:y="-0.429cm" draw:z-index="10" draw:name="Computernaam" draw:style-name="gr2" draw:text-style-name="P112" svg:width="6.002cm" svg:height="0.6cm" draw:control="control11"><svg:title>Computernaam</svg:title><svg:desc>Unieke naam van de computer</svg:desc></draw:control></text:span><text:span text:style-name="T318"><text:tab/></text:span><text:span text:style-name="T329">[</text:span><text:span text:style-name="T325">naam van de compute</text:span><text:span text:style-name="T326">r, </text:span><text:span text:style-name="T327">bijv. p</text:span><text:span text:style-name="T328">c02</text:span><text:span text:style-name="T329">]</text:span></text:p>
      <text:p text:style-name="P30"><text:span text:style-name="Definition"><text:span text:style-name="T315">o</text:span></text:span><text:span text:style-name="Definition"><text:span text:style-name="T314">pstartmenu</text:span></text:span><text:span text:style-name="T318"><text:tab/><text:tab/><text:tab/></text:span><text:span text:style-name="T318"><draw:control text:anchor-type="as-char" svg:y="-0.429cm" draw:z-index="11" draw:name="Opstartmenu" draw:style-name="gr2" draw:text-style-name="P112" svg:width="6.002cm" svg:height="0.6cm" draw:control="control12"><svg:title>Opstartmenu</svg:title><svg:desc>Toets voor het opstartmenu ("bootmenu")</svg:desc></draw:control></text:span><text:span text:style-name="T318"><text:tab/></text:span><text:span text:style-name="T329">[</text:span><text:span text:style-name="T325">to</text:span><text:span text:style-name="T330">ets voor het opstartmedium</text:span><text:span text:style-name="T331">]</text:span></text:p>
      <text:p text:style-name="P34"><text:span text:style-name="Definition"><text:span text:style-name="T322">i</text:span></text:span><text:span text:style-name="Definition"><text:span text:style-name="T323">nstellingen</text:span></text:span><text:span text:style-name="T324"><text:tab/> <text:tab/><text:tab/></text:span><text:span text:style-name="T324"><draw:control text:anchor-type="as-char" svg:y="-0.429cm" draw:z-index="7" draw:name="Instellingen" draw:style-name="gr2" draw:text-style-name="P112" svg:width="6.002cm" svg:height="0.6cm" draw:control="control8"><svg:title>Instellingen</svg:title><svg:desc>Toets voor het BIOS/UEFI-scherm ("setup")</svg:desc></draw:control></text:span><text:span text:style-name="T324"><text:tab/></text:span><text:span text:style-name="T329">[</text:span><text:span text:style-name="T325">toets voor het UEFI-BIOS-scherm</text:span><text:span text:style-name="T329">]</text:span></text:p>
      <text:p text:style-name="P32"><text:span text:style-name="Definition"><text:span text:style-name="T361">g</text:span></text:span><text:span text:style-name="Definition"><text:span text:style-name="T360">ebruiker</text:span></text:span><text:span text:style-name="Definition"><text:span text:style-name="T362">2</text:span></text:span><text:span text:style-name="T366"><text:tab/></text:span><text:span text:style-name="T367"> <text:tab/><text:tab/></text:span><text:span text:style-name="T352"><draw:control text:anchor-type="as-char" svg:y="-0.429cm" draw:z-index="17" draw:name="Gebruiker 1" draw:style-name="gr2" draw:text-style-name="P112" svg:width="6.002cm" svg:height="0.6cm" draw:control="control18"><svg:title>Gebruiker</svg:title><svg:desc>Volledige naam, bijv. Jan Stek</svg:desc></draw:control></text:span><text:span text:style-name="T352"><text:tab/></text:span><text:span text:style-name="T353">[</text:span><text:span text:style-name="T354">volledige naam </text:span><text:span text:style-name="T355">evt. 2</text:span><text:span text:style-name="T368">e</text:span><text:span text:style-name="T355"> gebruiker</text:span><text:span text:style-name="T356">]</text:span></text:p>
      <text:p text:style-name="P81"><text:span text:style-name="Definition"><text:span text:style-name="T361">g</text:span></text:span><text:span text:style-name="Definition"><text:span text:style-name="T360">ebruikersnaam</text:span></text:span><text:span text:style-name="Definition"><text:span text:style-name="T362">2</text:span></text:span><text:span text:style-name="T360"><text:tab/></text:span><text:span text:style-name="T357"><draw:control text:anchor-type="as-char" svg:y="-0.429cm" draw:z-index="18" draw:name="Gberuikersnaam 1" draw:style-name="gr2" draw:text-style-name="P112" svg:width="6.002cm" svg:height="0.6cm" draw:control="control19"><svg:title>Gebruikersnaam</svg:title><svg:desc>Korte naam, bijv. jan</svg:desc></draw:control></text:span><text:span text:style-name="T357"><text:tab/></text:span><text:span text:style-name="T359">[</text:span><text:span text:style-name="T358">korte naam</text:span><text:span text:style-name="T363"> </text:span><text:span text:style-name="T364">evt. 2</text:span><text:span text:style-name="T369">e</text:span><text:span text:style-name="T364"> gebruiker</text:span><text:span text:style-name="T365">]</text:span></text:p>
      <text:p text:style-name="P36"><text:span text:style-name="T255">Vervang </text:span><text:span text:style-name="T260">de</text:span><text:span text:style-name="T255"> </text:span><text:span text:style-name="Definition"><text:span text:style-name="T27">ONDERSTREEPTE</text:span></text:span><text:span text:style-name="T255"> </text:span><text:span text:style-name="T256">woorden </text:span><text:span text:style-name="T255">in deze checklist door </text:span><text:span text:style-name="T260">d</text:span><text:span text:style-name="T262">i</text:span><text:span text:style-name="T260">e </text:span><text:span text:style-name="T261">in </text:span><text:span text:style-name="T262">het</text:span><text:span text:style-name="Strong_20_Emphasis"><text:span text:style-name="T62"> </text:span></text:span><text:span text:style-name="Strong_20_Emphasis"><text:span text:style-name="T99">tekstvak</text:span></text:span><text:span text:style-name="T255">.</text:span></text:p>
      <text:p text:style-name="P39"/>
      <text:p text:style-name="P31"><text:span text:style-name="Strong_20_Emphasis"><text:span text:style-name="T266"/></text:span></text:p>
      <text:p text:style-name="P33"><text:span text:style-name="T268">Nog niet op Linux?</text:span><text:span text:style-name="T257"><text:tab/></text:span><text:span text:style-name="T263"><text:tab/></text:span><text:span text:style-name="T264">G</text:span><text:span text:style-name="T254">ebruik </text:span><text:span text:style-name="Strong_20_Emphasis"><text:span text:style-name="T269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8"> onder </text:span><text:span text:style-name="T267">Linux</text:span><text:span text:style-name="T259">.</text:span></text:p>
      <text:p text:style-name="P23"><text:span text:style-name="T242">Nieuwe installatie?</text:span><text:span text:style-name="T237"><text:tab/></text:span><text:span text:style-name="T239"></text:span><text:span text:style-name="T241"><text:tab/></text:span><text:span text:style-name="T240">B</text:span><text:span text:style-name="T237">egin bij hoofdstuk </text:span><text:span text:style-name="T242"><text:bookmark-ref text:reference-format="page" text:ref-name="__RefNumPara__4009_1271708128">2</text:bookmark-ref></text:span><text:span text:style-name="T242"><text:s text:c="2"/></text:span><text:span text:style-name="T243"><text:bookmark-ref text:reference-format="text" text:ref-name="__RefNumPara__4009_1271708128">Installatie uitvoeren</text:bookmark-ref></text:span><text:span text:style-name="T238">.</text:span></text:p>
      <text:p text:style-name="P29"><text:span text:style-name="Strong_20_Emphasis"><text:span text:style-name="T265"/></text:span></text:p>
      <text:p text:style-name="P29"><text:span text:style-name="Strong_20_Emphasis"><text:span text:style-name="T265"/></text:span></text:p>
      <text:list xml:id="list2986101089" text:style-name="L1">
        <text:list-item>
          <text:p text:style-name="P107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12"><draw:control text:anchor-type="as-char" draw:z-index="0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8"><text:note text:id="ftn2" text:note-class="footnote"><text:note-citation>2</text:note-citation><text:note-body><text:p text:style-name="P25"><text:span text:style-name="T203">E</text:span><text:span text:style-name="T206">v</text:span><text:span text:style-name="T207">en</text:span><text:span text:style-name="T209">t</text:span><text:span text:style-name="T210">uele </text:span><text:span text:style-name="T211">extra </text:span><text:span text:style-name="Definition"><text:span text:style-name="T344">gebruiker</text:span></text:span><text:span text:style-name="T211">s aanmelden </text:span><text:span text:style-name="T212">en dezelfde stappen uitvoeren</text:span><text:span text:style-name="T208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12"><draw:control text:anchor-type="as-char" draw:z-index="12" draw:name="Vorm4" draw:style-name="gr1" draw:text-style-name="P111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7"><text:span text:style-name="T350">Debian-</text:span><text:span text:style-name="T351">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47">karelzimmer.nl</text:span></text:span></text:a><text:span text:style-name="Strong_20_Emphasis"><text:span text:style-name="T228">) </text:span></text:span>voor het installeren en beheren van Debian en op Debian gebaseerd systeem zoals Ubuntu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96"><text:span text:style-name="Strong_20_Emphasis"><text:span text:style-name="T101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6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7">ter</text:span></text:span><text:span text:style-name="Strong_20_Emphasis"><text:span text:style-name="T128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9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7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101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101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101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><text:s/></text:span></text:span><text:span text:style-name="Strong_20_Emphasis"><text:span text:style-name="T112"><draw:control text:anchor-type="as-char" draw:z-index="1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1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97"><text:span text:style-name="Strong_20_Emphasis"><text:span text:style-name="T102">D</text:span></text:span><text:span text:style-name="Strong_20_Emphasis"><text:span text:style-name="T74">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30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13">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50">1</text:span></text:span><text:span text:style-name="Strong_20_Emphasis"><text:span text:style-name="T151"> </text:span></text:span><text:span text:style-name="Strong_20_Emphasis"><text:span text:style-name="T152">In</text:span></text:span><text:span text:style-name="Strong_20_Emphasis"><text:span text:style-name="T144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6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1"/>
      <text:list xml:id="list101258973813643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12"><draw:control text:anchor-type="as-char" draw:z-index="2" draw:name="Vorm9" draw:style-name="gr1" draw:text-style-name="P11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1"><text:span text:style-name="T285">Start de computer op vanaf </text:span><text:span text:style-name="T286">een </text:span><text:span text:style-name="T277"><text:user-field-get text:name="Distro">Debian</text:user-field-get></text:span><text:span text:style-name="T278"><text:s/></text:span><text:span text:style-name="T278"><text:user-field-get text:name="Version">11</text:user-field-get></text:span><text:span text:style-name="Strong_20_Emphasis"><text:span text:style-name="T275"><text:s/></text:span></text:span><text:span text:style-name="T287">Live</text:span><text:span text:style-name="T165"><text:note text:id="ftn5" text:note-class="footnote"><text:note-citation>1</text:note-citation><text:note-body><text:p text:style-name="P28"><text:span text:style-name="T337">Vanaf ee</text:span>n Live <text:span text:style-name="T377">usb</text:span><text:span text:style-name="T342">-stick </text:span><text:span text:style-name="T348">(</text:span><text:span text:style-name="T342">of </text:span><text:span text:style-name="T348">dvd</text:span><text:span text:style-name="T292">)</text:span><text:span text:style-name="T343"> </text:span>kunt <text:span text:style-name="T337">u opstarten en</text:span> met <text:span text:style-name="T307"><text:user-field-get text:name="Distro">Debian</text:user-field-get></text:span><text:span text:style-name="T308"><text:s/></text:span>werken zonder deze te installeren.</text:p></text:note-body></text:note></text:span><text:span text:style-name="T164"> </text:span><text:span text:style-name="T169">usb</text:span><text:span text:style-name="T166">-stick</text:span><text:span text:style-name="T166"><text:note text:id="ftn6" text:note-class="footnote"><text:note-citation>2</text:note-citation><text:note-body><text:p text:style-name="P90"><text:span text:style-name="T20">D</text:span><text:span text:style-name="Strong_20_Emphasis"><text:span text:style-name="T174">ow</text:span></text:span><text:span text:style-name="Strong_20_Emphasis"><text:span text:style-name="T175">nload </text:span></text:span><text:span text:style-name="Strong_20_Emphasis"><text:span text:style-name="T172">e</text:span></text:span><text:span text:style-name="Strong_20_Emphasis"><text:span text:style-name="T176">e</text:span></text:span><text:span text:style-name="Strong_20_Emphasis"><text:span text:style-name="T177">n</text:span></text:span><text:span text:style-name="Strong_20_Emphasis"><text:span text:style-name="T201"> </text:span></text:span><text:span text:style-name="Strong_20_Emphasis"><text:span text:style-name="T231">cd</text:span></text:span><text:span text:style-name="Strong_20_Emphasis"><text:span text:style-name="T225">-beeldbestand</text:span></text:span><text:span text:style-name="Strong_20_Emphasis"><text:span text:style-name="T175"> </text:span></text:span><text:span text:style-name="Strong_20_Emphasis"><text:span text:style-name="T186">(.iso) </text:span></text:span><text:span text:style-name="Strong_20_Emphasis"><text:span text:style-name="T178">v</text:span></text:span><text:span text:style-name="Strong_20_Emphasis"><text:span text:style-name="T179">anaf</text:span></text:span><text:span text:style-name="Strong_20_Emphasis"><text:span text:style-name="T180"> </text:span></text:span><text:a xlink:type="simple" xlink:href="https://www.debian.org/CD/live/" text:style-name="Internet_20_link" text:visited-style-name="Visited_20_Internet_20_Link"><text:span text:style-name="Strong_20_Emphasis"><text:span text:style-name="T345">debian.org/cd/live</text:span></text:span></text:a><text:span text:style-name="Strong_20_Emphasis"><text:span text:style-name="T180">, blader naar beneden en klik op <text:line-break/></text:span></text:span><text:span text:style-name="Strong_20_Emphasis"><text:span text:style-name="T188">unofficial live images for </text:span></text:span><text:span text:style-name="Strong_20_Emphasis"><text:span text:style-name="T193">“</text:span></text:span><text:span text:style-name="Strong_20_Emphasis"><text:span text:style-name="T202">stable</text:span></text:span><text:span text:style-name="Strong_20_Emphasis"><text:span text:style-name="T193">”</text:span></text:span><text:span text:style-name="Strong_20_Emphasis"><text:span text:style-name="T188"> with firmware included</text:span></text:span><text:span text:style-name="Strong_20_Emphasis"><text:span text:style-name="T180">. <text:line-break/>Klik vervolgens </text:span></text:span><text:span text:style-name="Strong_20_Emphasis"><text:span text:style-name="T183">op</text:span></text:span><text:span text:style-name="Strong_20_Emphasis"><text:span text:style-name="T180"> </text:span></text:span><text:span text:style-name="Strong_20_Emphasis"><text:span text:style-name="T188">amd64/</text:span></text:span><text:span text:style-name="Strong_20_Emphasis"><text:span text:style-name="T180"> en </text:span></text:span><text:span text:style-name="Strong_20_Emphasis"><text:span text:style-name="T183">daarna op </text:span></text:span><text:span text:style-name="Strong_20_Emphasis"><text:span text:style-name="T188">iso-hybrid/</text:span></text:span><text:span text:style-name="Strong_20_Emphasis"><text:span text:style-name="T180">.<text:line-break/></text:span></text:span><text:span text:style-name="Strong_20_Emphasis"><text:span text:style-name="T184">K</text:span></text:span><text:span text:style-name="Strong_20_Emphasis"><text:span text:style-name="T185">lik op</text:span></text:span><text:span text:style-name="Strong_20_Emphasis"><text:span text:style-name="T181"> </text:span></text:span><text:span text:style-name="T189">debian-live-11...</text:span><text:span text:style-name="T190">-</text:span><text:span text:style-name="T189">amd-64-</text:span><text:span text:style-name="T190">gnome</text:span><text:span text:style-name="T191">+non-fre</text:span><text:span text:style-name="T192">e</text:span><text:span text:style-name="T191">.iso</text:span><text:span text:style-name="Strong_20_Emphasis"><text:span text:style-name="T175">.<text:line-break/></text:span></text:span><text:span text:style-name="Strong_20_Emphasis"><text:span text:style-name="T182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13">Zoek</text:span></text:span><text:span text:style-name="Strong_20_Emphasis"><text:span text:style-name="T214"> </text:span></text:span><text:span text:style-name="Strong_20_Emphasis"><text:span text:style-name="T233">s</text:span></text:span><text:span text:style-name="Strong_20_Emphasis"><text:span text:style-name="T234">ch</text:span></text:span><text:span text:style-name="Strong_20_Emphasis"><text:span text:style-name="T214"> en klik op het pictogram van</text:span></text:span><text:span text:style-name="Strong_20_Emphasis"><text:span text:style-name="T215"> </text:span></text:span><text:span text:style-name="Strong_20_Emphasis"><text:span text:style-name="T236">Schijven</text:span></text:span><text:span text:style-name="Strong_20_Emphasis"><text:span text:style-name="T216">. Selecteer de </text:span></text:span><text:span text:style-name="Strong_20_Emphasis"><text:span text:style-name="T232">usb</text:span></text:span><text:span text:style-name="Strong_20_Emphasis"><text:span text:style-name="T216">-stick in de lijst van schijven aan de linkerkant en klik rechtsboven op </text:span></text:span><text:span text:style-name="Strong_20_Emphasis"><text:span text:style-name="T235">Schijfinstellingen</text:span></text:span><text:span text:style-name="Strong_20_Emphasis"><text:span text:style-name="T216"> </text:span></text:span><text:span text:style-name="Strong_20_Emphasis"><text:span text:style-name="T235">⋮</text:span></text:span><text:span text:style-name="Strong_20_Emphasis"><text:span text:style-name="T216"> (icoontje met de drie puntjes).</text:span></text:span></text:p><text:p text:style-name="P89"><text:span text:style-name="Strong_20_Emphasis"><text:span text:style-name="T216"><text:tab/>Kies </text:span></text:span><text:span text:style-name="Strong_20_Emphasis"><text:span text:style-name="T235">Schijfkopie terugzetten</text:span></text:span><text:span text:style-name="Strong_20_Emphasis"><text:span text:style-name="T216"> en selecteer </text:span></text:span><text:span text:style-name="Strong_20_Emphasis"><text:span text:style-name="T227">het net</text:span></text:span><text:span text:style-name="Strong_20_Emphasis"><text:span text:style-name="T225"> gedownloade </text:span></text:span><text:span text:style-name="Strong_20_Emphasis"><text:span text:style-name="T231">cd</text:span></text:span><text:span text:style-name="Strong_20_Emphasis"><text:span text:style-name="T225">-beeldbestand </text:span></text:span><text:span text:style-name="Strong_20_Emphasis"><text:span text:style-name="T226">(.iso)</text:span></text:span><text:span text:style-name="Strong_20_Emphasis"><text:span text:style-name="T225">.</text:span></text:span></text:p><text:p text:style-name="P82"><text:span text:style-name="Strong_20_Emphasis"><text:span text:style-name="T216"><text:tab/>Klik op </text:span></text:span><text:span text:style-name="Strong_20_Emphasis"><text:span text:style-name="T235">Terugzetten starten</text:span></text:span><text:span text:style-name="Strong_20_Emphasis"><text:span text:style-name="T216"> en vervolgens op </text:span></text:span><text:span text:style-name="Strong_20_Emphasis"><text:span text:style-name="T235">Terugzetten</text:span></text:span><text:span text:style-name="Strong_20_Emphasis"><text:span text:style-name="T217">.<text:line-break/></text:span></text:span><text:span text:style-name="Strong_20_Emphasis"><text:span text:style-name="T229">O</text:span></text:span><text:span text:style-name="Strong_20_Emphasis"><text:span text:style-name="T218">f </text:span></text:span><text:span text:style-name="Strong_20_Emphasis"><text:span text:style-name="T219">gebruik </text:span></text:span><text:span text:style-name="Strong_20_Emphasis"><text:span text:style-name="T220">het programma </text:span></text:span><text:span text:style-name="Strong_20_Emphasis"><text:span text:style-name="T204">Etche</text:span></text:span><text:span text:style-name="Strong_20_Emphasis"><text:span text:style-name="T205">r</text:span></text:span><text:span text:style-name="Strong_20_Emphasis"><text:span text:style-name="T220"> </text:span></text:span><text:span text:style-name="Strong_20_Emphasis"><text:span text:style-name="T221">(</text:span></text:span><text:a xlink:type="simple" xlink:href="https://www.balena.io/etcher/" text:style-name="Internet_20_link" text:visited-style-name="Visited_20_Internet_20_Link"><text:span text:style-name="Strong_20_Emphasis"><text:span text:style-name="T346">etcher.io</text:span></text:span></text:a><text:span text:style-name="Strong_20_Emphasis"><text:span text:style-name="T221">) </text:span></text:span><text:span text:style-name="Strong_20_Emphasis"><text:span text:style-name="T230">dat </text:span></text:span><text:span text:style-name="Strong_20_Emphasis"><text:span text:style-name="T218">beschikbaar </text:span></text:span><text:span text:style-name="Strong_20_Emphasis"><text:span text:style-name="T230">is </text:span></text:span><text:span text:style-name="Strong_20_Emphasis"><text:span text:style-name="T218">voor </text:span></text:span><text:span text:style-name="Strong_20_Emphasis"><text:span text:style-name="T216">Windows, </text:span></text:span><text:span text:style-name="Strong_20_Emphasis"><text:span text:style-name="T222">mac</text:span></text:span><text:span text:style-name="Strong_20_Emphasis"><text:span text:style-name="T223">OS</text:span></text:span><text:span text:style-name="Strong_20_Emphasis"><text:span text:style-name="T220">, </text:span></text:span><text:span text:style-name="Strong_20_Emphasis"><text:span text:style-name="T221">en </text:span></text:span><text:span text:style-name="Strong_20_Emphasis"><text:span text:style-name="T220">Linux</text:span></text:span><text:span text:style-name="Strong_20_Emphasis"><text:span text:style-name="T224">.</text:span></text:span></text:p></text:note-body></text:note></text:span><text:span text:style-name="T164"> </text:span><text:span text:style-name="T170">of dvd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98"><text:span text:style-name="T167">Opstart/</text:span><text:span text:style-name="T168">bootmenu</text:span><text:span text:style-name="T167"> </text:span><text:span text:style-name="T164">via </text:span><text:span text:style-name="Definition"><text:span text:style-name="T5">opstartmenu</text:span></text:span><text:span text:style-name="T164"> </text:span><text:span text:style-name="T171">en </text:span><text:span text:style-name="T167">instellingen/</text:span><text:span text:style-name="T168">setup</text:span><text:span text:style-name="T164"> via </text:span><text:span text:style-name="Definition"><text:span text:style-name="T5">instellingen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19">D</text:span></text:span><text:span text:style-name="Strong_20_Emphasis"><text:span text:style-name="T116">ruk op de </text:span></text:span><text:span text:style-name="Strong_20_Emphasis"><text:span text:style-name="T117">Enter</text:span></text:span><text:span text:style-name="Strong_20_Emphasis"><text:span text:style-name="T116">-toets </text:span></text:span><text:span text:style-name="Strong_20_Emphasis"><text:span text:style-name="T119">(</text:span></text:span><text:span text:style-name="Strong_20_Emphasis"><text:span text:style-name="T138">Debian GNU/Linux Live</text:span></text:span><text:span text:style-name="Strong_20_Emphasis"><text:span text:style-name="T11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3"><text:span text:style-name="Strong_20_Emphasis"><text:span text:style-name="T54">V</text:span></text:span><text:span text:style-name="Strong_20_Emphasis"><text:span text:style-name="T42">olg de aanwijzingen </text:span></text:span><text:span text:style-name="Strong_20_Emphasis"><text:span text:style-name="T53">op de </text:span></text:span><text:span text:style-name="Strong_20_Emphasis"><text:span text:style-name="T5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7"><text:s/></text:span></text:span><text:span text:style-name="Strong_20_Emphasis"><text:span text:style-name="T112"><draw:control text:anchor-type="as-char" draw:z-index="14" draw:name="Vorm13_1" draw:style-name="gr1" draw:text-style-name="P111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3">Start de installatie</text:span></text:span><text:span text:style-name="Strong_20_Emphasis"><text:span text:style-name="T122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32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33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53"><text:span text:style-name="Strong_20_Emphasis"><text:span text:style-name="T54">V</text:span></text:span><text:span text:style-name="Strong_20_Emphasis"><text:span text:style-name="T42">olg de aanwijzingen </text:span></text:span><text:span text:style-name="Strong_20_Emphasis"><text:span text:style-name="T53">op de </text:span></text:span><text:span text:style-name="Strong_20_Emphasis"><text:span text:style-name="T5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05"><text:span text:style-name="Strong_20_Emphasis"><text:span text:style-name="T57"><text:s/></text:span></text:span><text:span text:style-name="Strong_20_Emphasis"><text:span text:style-name="T112"><draw:control text:anchor-type="as-char" draw:z-index="24" draw:name="Vorm13_ 1" draw:style-name="gr1" draw:text-style-name="P111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3">Bij </text:span></text:span><text:span text:style-name="Strong_20_Emphasis"><text:span text:style-name="T139">Welcome</text:span></text:span><text:span text:style-name="Strong_20_Emphasis"><text:span text:style-name="T43"> kies </text:span></text:span><text:span text:style-name="Strong_20_Emphasis"><text:span text:style-name="T139">Nederlands</text:span></text:span><text:span text:style-name="Strong_20_Emphasis"><text:span text:style-name="T43"> en klik op </text:span></text:span><text:span text:style-name="Strong_20_Emphasis"><text:span text:style-name="T139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">Bij <text:span text:style-name="T338">Locatie</text:span> kies bij <text:span text:style-name="T338">Regio</text:span> voor <text:span text:style-name="T338">Europa</text:span> en klik op <text:span text:style-name="T338">Volgende</text:span>.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">Bij <text:span text:style-name="T338">Toetsenbord</text:span> kies <text:span text:style-name="T338">English (US)</text:span> en klik op <text:span text:style-name="T338">Volgende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6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12"><draw:control text:anchor-type="as-char" draw:z-index="3" draw:name="Vorm13" draw:style-name="gr1" draw:text-style-name="P11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2"><text:span text:style-name="Strong_20_Emphasis"><text:span text:style-name="T118">Bij </text:span></text:span><text:span text:style-name="Strong_20_Emphasis"><text:span text:style-name="T137">Gebruikers</text:span></text:span><text:span text:style-name="Strong_20_Emphasis"><text:span text:style-name="T118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02"><text:span text:style-name="Strong_20_Emphasis"><text:span text:style-name="T120">V</text:span></text:span><text:span text:style-name="Strong_20_Emphasis"><text:span text:style-name="T118">ul in </text:span></text:span><text:span text:style-name="Strong_20_Emphasis"><text:span text:style-name="T141">Wat is je naam?</text:span></text:span><text:span text:style-name="Strong_20_Emphasis"><text:span text:style-name="T46"> </text:span></text:span><text:span text:style-name="Definition"><text:span text:style-name="T13">gebruiker</text:span></text:span><text:span text:style-name="Strong_20_Emphasis"><text:span text:style-name="T107">,</text:span></text:span><text:span text:style-name="Strong_20_Emphasis"><text:span text:style-name="T108"><text:line-break/></text:span></text:span><text:span text:style-name="Strong_20_Emphasis"><text:span text:style-name="T141">Welke naam wil je gebruiken om in te loggen?</text:span></text:span><text:span text:style-name="Strong_20_Emphasis"><text:span text:style-name="T47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3">,<text:line-break/></text:span></text:span><text:span text:style-name="Strong_20_Emphasis"><text:span text:style-name="T142">Wat is de </text:span></text:span><text:span text:style-name="Strong_20_Emphasis"><text:span text:style-name="T141">naam van deze </text:span></text:span><text:span text:style-name="Strong_20_Emphasis"><text:span text:style-name="T142">computer</text:span></text:span><text:span text:style-name="Strong_20_Emphasis"><text:span text:style-name="T48"> </text:span></text:span><text:span text:style-name="Definition"><text:span text:style-name="T13">computernaam</text:span></text:span><text:span text:style-name="Strong_20_Emphasis"><text:span text:style-name="T46">,</text:span></text:span></text:p>
            <text:p text:style-name="P102"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</text:span></text:span><text:span text:style-name="Strong_20_Emphasis"><text:span text:style-name="T143">wachtwoord</text:span></text:span><text:span text:style-name="Strong_20_Emphasis"><text:span text:style-name="T49"> </text:span></text:span><text:span text:style-name="Strong_20_Emphasis"><text:span text:style-name="T46">in</text:span></text:span><text:span text:style-name="Strong_20_Emphasis"><text:span text:style-name="T126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1">ik op </text:span></text:span><text:span text:style-name="Strong_20_Emphasis"><text:span text:style-name="T145">V</text:span></text:span><text:span text:style-name="Strong_20_Emphasis"><text:span text:style-name="T146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7"><text:s/></text:span></text:span><text:span text:style-name="Strong_20_Emphasis"><text:span text:style-name="T112"><draw:control text:anchor-type="as-char" draw:z-index="4" draw:name="Vorm14" draw:style-name="gr1" draw:text-style-name="P11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51">Bij </text:span></text:span><text:span text:style-name="Strong_20_Emphasis"><text:span text:style-name="T157">Samenvatting</text:span></text:span><text:span text:style-name="Strong_20_Emphasis"><text:span text:style-name="T124"> </text:span></text:span><text:span text:style-name="Strong_20_Emphasis"><text:span text:style-name="T125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1">ik op </text:span></text:span><text:span text:style-name="Strong_20_Emphasis"><text:span text:style-name="T147">Installe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104"><text:span text:style-name="Strong_20_Emphasis"><text:span text:style-name="T57"><text:s/></text:span></text:span><text:span text:style-name="Strong_20_Emphasis"><text:span text:style-name="T112"><draw:control text:anchor-type="as-char" draw:z-index="23" draw:name="Vorm 1" draw:style-name="gr1" draw:text-style-name="P111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62">Klik bij <text:span text:style-name="T340">Beëindigen</text:span> op <text:span text:style-name="T341">Voltooid</text:span>.</text:p>
          </table:table-cell>
        </table:table-row>
      </table:table>
      <text:p text:style-name="P55"><text:span text:style-name="Strong_20_Emphasis"><text:span text:style-name="T123"/></text:span></text:p>
      <text:list xml:id="list101259004256694" text:continue-numbering="true" text:style-name="L1">
        <text:list-item>
          <text:p text:style-name="P110"><text:span text:style-name="Strong_20_Emphasis"><text:span text:style-name="T158">Installatie </text:span></text:span><text:span text:style-name="Strong_20_Emphasis"><text:span text:style-name="T159">afronden</text:span></text:span></text:p>
        </text:list-item>
      </text:list>
      <text:p text:style-name="P56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5" draw:name="Vorm22" draw:style-name="gr1" draw:text-style-name="P11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18"><text:span text:style-name="Strong_20_Emphasis"><text:span text:style-name="T109"><text:s/></text:span></text:span><text:span text:style-name="Strong_20_Emphasis"><text:span text:style-name="T114"><draw:control text:anchor-type="as-char" draw:z-index="20" draw:name="Vorm24" draw:style-name="gr1" draw:text-style-name="P111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22">Volg de aanwijzingen op de <text:span text:style-name="Strong_20_Emphasis"><text:span text:style-name="T121">welkomst</text:span></text:span>scherm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12"><draw:control text:anchor-type="as-char" draw:z-index="13" draw:name="Vorm4_1" draw:style-name="gr1" draw:text-style-name="P111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50">Debian-</text:span><text:span text:style-name="T351">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47">karelzimmer.nl</text:span></text:span></text:a><text:span text:style-name="Strong_20_Emphasis"><text:span text:style-name="T228">) </text:span></text:span>voor het installeren en beheren van Debian en op Debian gebaseerd systeem zoals Ubuntu.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99"><text:span text:style-name="Strong_20_Emphasis"><text:span text:style-name="T103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7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7">ter</text:span></text:span><text:span text:style-name="Strong_20_Emphasis"><text:span text:style-name="T128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9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6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101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101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101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75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6" draw:name="Vorm33" draw:style-name="gr1" draw:text-style-name="P11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0"><text:span text:style-name="Strong_20_Emphasis"><text:span text:style-name="T104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4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3">3 </text:span></text:span><text:span text:style-name="Strong_20_Emphasis"><text:span text:style-name="T154">Installatie</text:span></text:span><text:span text:style-name="Strong_20_Emphasis"><text:span text:style-name="T155"> </text:span></text:span><text:span text:style-name="Strong_20_Emphasis"><text:span text:style-name="T156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6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94"><text:span text:style-name="Strong_20_Emphasis"><text:span text:style-name="T57"><text:s/></text:span></text:span><text:span text:style-name="Strong_20_Emphasis"><text:span text:style-name="T112"><draw:control text:anchor-type="as-char" draw:z-index="21" draw:name="Vorm 4" draw:style-name="gr1" draw:text-style-name="P11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95"><text:span text:style-name="T379">De </text:span><text:span text:style-name="T380">computer</text:span><text:span text:style-name="T379"> </text:span><text:span text:style-name="T338">Herstart</text:span><text:span text:style-name="T339">en</text:span>.</text:p>
          </table:table-cell>
        </table:table-row>
      </table:table>
      <text:p text:style-name="P56"><text:span text:style-name="Strong_20_Emphasis"><text:span text:style-name="T52"><text:tab/></text:span></text:span></text:p>
      <text:p text:style-name="P57"><text:span text:style-name="Strong_20_Emphasis"><text:span text:style-name="T73"><text:tab/></text:span></text:span></text:p>
      <text:list xml:id="list101259282091201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2"><text:span text:style-name="Strong_20_Emphasis"><text:span text:style-name="T57"><text:s/></text:span></text:span><text:span text:style-name="Strong_20_Emphasis"><text:span text:style-name="T112"><draw:control text:anchor-type="as-char" draw:z-index="15" draw:name="Vorm36_0" draw:style-name="gr1" draw:text-style-name="P111" svg:width="0.35cm" svg:height="0.35cm" draw:control="control16"/></text:span></text:span></text:p>
          </table:table-cell>
          <table:table-cell table:style-name="Tabel2.A1" office:value-type="string">
            <text:p text:style-name="P49"><text:span text:style-name="Strong_20_Emphasis"><text:span text:style-name="T52">Aanmelden als </text:span></text:span><text:span text:style-name="Definition"><text:span text:style-name="T13">gebruiker</text:span></text:span><text:span text:style-name="Strong_20_Emphasis"><text:span text:style-name="T58"><text:note text:id="ftn9" text:note-class="footnote"><text:note-citation>1</text:note-citation><text:note-body><text:p text:style-name="P79"><text:span text:style-name="User_20_Entry"><text:span text:style-name="T173">E</text:span></text:span><text:span text:style-name="User_20_Entry"><text:span text:style-name="T194">v</text:span></text:span><text:span text:style-name="User_20_Entry"><text:span text:style-name="T195">en</text:span></text:span><text:span text:style-name="User_20_Entry"><text:span text:style-name="T197">t</text:span></text:span><text:span text:style-name="User_20_Entry"><text:span text:style-name="T198">uele </text:span></text:span><text:span text:style-name="User_20_Entry"><text:span text:style-name="T199">extra </text:span></text:span><text:span text:style-name="Definition"><text:span text:style-name="T344">gebruiker</text:span></text:span><text:span text:style-name="User_20_Entry"><text:span text:style-name="T199">s aanmelden </text:span></text:span><text:span text:style-name="User_20_Entry"><text:span text:style-name="T200">en dezelfde stappen uitvoeren</text:span></text:span><text:span text:style-name="User_20_Entry"><text:span text:style-name="T196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7"><text:s/></text:span></text:span><text:span text:style-name="Strong_20_Emphasis"><text:span text:style-name="T112"><draw:control text:anchor-type="as-char" draw:z-index="16" draw:name="Vorm36_2" draw:style-name="gr1" draw:text-style-name="P111" svg:width="0.35cm" svg:height="0.35cm" draw:control="control17"/></text:span></text:span></text:p>
          </table:table-cell>
          <table:table-cell table:style-name="Tabel2.A1" office:value-type="string">
            <text:p text:style-name="P48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Strong_20_Emphasis"><text:span text:style-name="T106">gebruiker</text:span></text:span><text:span text:style-name="Strong_20_Emphasis"><text:span text:style-name="T94"> </text:span></text:span><text:span text:style-name="Strong_20_Emphasis"><text:span text:style-name="T96">in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52"><text:span text:style-name="Strong_20_Emphasis"><text:span text:style-name="T105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7"><text:span text:style-name="T251">De </text:span><text:span text:style-name="T252">Super</text:span><text:span text:style-name="T251">-toets is de Windows-toets, Command-toets </text:span><text:span text:style-name="T253">(Apple)</text:span><text:span text:style-name="T251">, of Vergrootglas-toets </text:span><text:span text:style-name="T253">(Chromebook)</text:span><text:span text:style-name="T251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4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8">Installatiem</text:span></text:span><text:span text:style-name="Strong_20_Emphasis"><text:span text:style-name="T149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51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3">4 </text:span></text:span><text:span text:style-name="Strong_20_Emphasis"><text:span text:style-name="T135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6">Verder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78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78"/>
          </table:table-cell>
        </table:table-row>
        <table:table-row>
          <table:table-cell table:style-name="Tabel2.A1" office:value-type="string">
            <text:p text:style-name="P21"><text:span text:style-name="Strong_20_Emphasis"><text:span text:style-name="T109"><text:s/></text:span></text:span><text:span text:style-name="Strong_20_Emphasis"><text:span text:style-name="T114"><draw:control text:anchor-type="as-char" draw:z-index="22" draw:name="Vorm 5" draw:style-name="gr1" draw:text-style-name="P111" svg:width="0.35cm" svg:height="0.35cm" draw:control="control23"/></text:span></text:span></text:p>
          </table:table-cell>
          <table:table-cell table:style-name="Tabel2.A1" office:value-type="string">
            <text:p text:style-name="P20"><text:span text:style-name="T379">De gebruiker </text:span><text:span text:style-name="T338">Afmelden</text:span>.</text:p>
          </table:table-cell>
        </table:table-row>
      </table:table>
      <text:p text:style-name="P46"><text:span text:style-name="Strong_20_Emphasis"><text:span text:style-name="T97"/></text:span></text:p>
      <text:p text:style-name="P16"/>
      <text:p text:style-name="P16"/>
      <text:p text:style-name="P91"><text:span text:style-name="T160">E</text:span><text:span text:style-name="T161">inde c</text:span><text:span text:style-name="T162">hecklist, </text:span><text:span text:style-name="T163">d</text:span><text:span text:style-name="T162">e</text:span><text:span text:style-name="T274"> installatie van </text:span><text:span text:style-name="T274"><text:user-field-get text:name="Distro">Debian</text:user-field-get></text:span><text:span text:style-name="T278"><text:s/></text:span><text:span text:style-name="T278"><text:user-field-get text:name="Version">11</text:user-field-get></text:span><text:span text:style-name="Strong_20_Emphasis"><text:span text:style-name="T275"><text:s/></text:span></text:span><text:span text:style-name="Strong_20_Emphasis"><text:span text:style-name="T276">LTS </text:span></text:span><text:span text:style-name="Strong_20_Emphasis"><text:span text:style-name="T279"><text:user-field-get text:name="Edition">desktop</text:user-field-get></text:span></text:span><text:span text:style-name="Strong_20_Emphasis"><text:span text:style-name="T279"><text:s/></text:span></text:span><text:span text:style-name="T274">is voltooid.</text:span></text:p>
      <text:p text:style-name="P44"/>
      <text:p text:style-name="P37"><text:span text:style-name="Emphasis"><text:span text:style-name="T370">Geschreven </text:span></text:span><text:span text:style-name="Emphasis"><text:span text:style-name="T374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73"><text:s/></text:span></text:span><text:span text:style-name="Emphasis"><text:span text:style-name="T370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71">Karel Zimmer</text:span></text:span></text:a><text:span text:style-name="Emphasis"><text:span text:style-name="T37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72">Creative Commons Publiek Domein Verklaring</text:span></text:span></text:a><text:span text:style-name="Emphasis"><text:span text:style-name="T37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2T10:12:56.935788290">22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2T10:12:56.685141045</dc:date>
    <meta:keyword>Installatie</meta:keyword>
    <meta:keyword>Checklist</meta:keyword>
    <meta:keyword>Linux</meta:keyword>
    <meta:editing-cycles>6769</meta:editing-cycles>
    <meta:editing-duration>P11DT22H53M29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729" meta:character-count="5027" meta:non-whitespace-character-count="4333"/>
    <meta:user-defined meta:name="Info 1"/>
    <meta:user-defined meta:name="Info 2"/>
    <meta:user-defined meta:name="Info 3"/>
    <meta:user-defined meta:name="Info 4"/>
  </office:meta>
</office:document-meta>
</file>